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30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GROPECUARIA DON FABIANO E.I.R.L.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PECUARIA DON FABIANO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2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ESONES PEREZ JIMMY POO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MOISES MORI HERRER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8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ACL-115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/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/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30T18:02:0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